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1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1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 xmlns:presentation="urn:oasis:names:tc:opendocument:xmlns:presentation:1.0">
    <meta:creation-date>2023-02-21T12:23:43.990000000</meta:creation-date>
    <dc:date>2023-02-21T22:51:33.991000000</dc:date>
    <meta:editing-duration>PT1H7M51S</meta:editing-duration>
    <meta:editing-cycles>3</meta:editing-cycles>
    <meta:generator>LibreOffice/7.2.7.2$Windows_X86_64 LibreOffice_project/8d71d29d553c0f7dcbfa38fbfda25ee34cce99a2</meta:generator>
    <meta:document-statistic meta:table-count="4" meta:cell-count="12" meta:object-count="0"/>
  </office:meta>
</office:document-meta>
</file>